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e2bf"/>
    </style:style>
    <style:style style:name="P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officeooo:paragraph-rsid="0007e2bf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07e2bf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officeooo:paragraph-rsid="0007e2bf" style:font-weight-asian="bold"/>
    </style:style>
    <style:style style:name="P7" style:family="paragraph" style:parent-style-name="Standard" style:master-page-name="Standard">
      <style:paragraph-properties fo:margin-left="0in" fo:margin-right="0in" fo:text-indent="0in" style:auto-text-indent="false" style:page-number="1"/>
      <style:text-properties officeooo:paragraph-rsid="0007e2bf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officeooo:rsid="00085d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ar<text:span text:style-name="T1"> </text:span>Sir/Madam<text:span text:style-name="T1">,</text:span></text:p>
      <text:p text:style-name="P6"/>
      <text:p text:style-name="P1">My name is Luca Cristea and I am a fifteen year-old student from Timisoara, Romania. I am quite fascinated about everything AI related and this is why I have decided to write to you. </text:p>
      <text:p text:style-name="P1">I signed up for this project because I wanted to test my knowledge about AI and programming. </text:p>
      <text:p text:style-name="P1"/>
      <text:p text:style-name="P1"><text:span text:style-name="T1">I.About the project(start to end) </text:span></text:p>
      <text:p text:style-name="P1">Every project has it own ups and downs, but the last week was the hardest one. I have been relabeling all the dataset, creating new csv files, recording and then training, again and again in order to learn how to do it right. </text:p>
      <text:p text:style-name="P1"/>
      <text:p text:style-name="P1"><text:span text:style-name="T1">II.Project Steps</text:span></text:p>
      <text:p text:style-name="P1"><text:span text:style-name="T1"><text:tab/>a)Installation </text:span></text:p>
      <text:p text:style-name="P3">For this project, I trained the AI with:Nvidia Geforce GTX 2070 TI, for the training I used <text:s text:c="2"/>tensorflow object detection api(<text:a xlink:type="simple" xlink:href="https://github.com/tensorflow/models" text:style-name="ListLabel_20_1" text:visited-style-name="ListLabel_20_1"><text:span text:style-name="T2">https://github.com/tensorflow/models</text:span></text:a>).For better training results , I installed CUDA 10.0 and CUDNN 7.6.3, tensorflow 1.14 and python 3.6.8.</text:p>
      <text:p text:style-name="P3"><text:span text:style-name="T1">b)Executing the program </text:span></text:p>
      <text:p text:style-name="P3">First of all, you need to have correctly installed the tensorflow object detection api package(find on their github more details <text:span text:style-name="T3">about installation</text:span>).After you make sure you have a correct install of the package, install jupyter-notebook(latest version).Then you move the AI_Philips folder into the object_detection folder, open the run_me_but_make_some_changes_first.ipynb from AI_Philips/Codes/ folder and change the paths with your paths(all is specified there , with comments) </text:p>
      <text:p text:style-name="P3"><text:span text:style-name="T1">c)Output </text:span></text:p>
      <text:p text:style-name="P3">After executing it, the output will be displayed with shaver/toothbrush/smart-baby-bottle/wake-up-light/ in a bounding box, and showing the name of the object and accuracy.I made a new folder for the images you will test. </text:p>
      <text:p text:style-name="P3"/>
      <text:p text:style-name="P3">I hope you will find my work satisfying. </text:p>
      <text:p text:style-name="P3">I'm looking forward to hearing from you. </text:p>
      <text:p text:style-name="P3"/>
      <text:p text:style-name="P3">Thank you for this opportunity! </text:p>
      <text:p text:style-name="P5"/>
      <text:p text:style-name="P5"><text:tab/></text:p>
      <text:p text:style-name="P5"><text:tab/>Best Regards,</text:p>
      <text:p text:style-name="P5"><text:span text:style-name="T1"><text:s text:c="12"/>Luca Cristea </text:span></text:p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1T21:26:29.790168676</dc:date>
    <meta:editing-duration>PT1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66" meta:character-count="1738" meta:non-whitespace-character-count="1459"/>
  </office:meta>
</office:document-meta>
</file>